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Monospace" svg:font-family="Monospace"/>
    <style:font-face style:name="Montserrat" svg:font-family="Montserrat, 'Helvetica Neue', sans-serif"/>
    <style:font-face style:name="SFMono-Regular" svg:font-family="SFMono-Regular, Consolas, 'Liberation Mono', Menlo, Courier, monospace"/>
    <style:font-face style:name="Source Code Pro" svg:font-family="'Source Code Pro', 'Andale Mono WT', 'Andale Mono', 'Lucida Console', 'Lucida Sans Typewriter', 'DejaVu Sans Mono', 'Bitstream Vera Sans Mono', 'Liberation Mono', 'Nimbus Mono L', Monaco, 'Courier New'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yriadpro" svg:font-family="myriadpr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c98" officeooo:paragraph-rsid="00116c98"/>
    </style:style>
    <style:style style:name="P2" style:family="paragraph" style:parent-style-name="Standard">
      <style:text-properties officeooo:rsid="001b4274" officeooo:paragraph-rsid="001b4274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16c98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a6b98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16c98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 officeooo:rsid="0023ea6a" officeooo:paragraph-rsid="0023ea6a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bold" officeooo:rsid="001f6b81" officeooo:paragraph-rsid="001f6b81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242729" style:font-name="Arial" fo:font-size="11.25pt" fo:letter-spacing="normal" fo:font-style="normal" fo:font-weight="normal"/>
    </style:style>
    <style:style style:name="P15" style:family="paragraph" style:parent-style-name="Preformatted_20_Text">
      <style:paragraph-properties fo:margin-left="0cm" fo:margin-right="0cm" fo:margin-top="0.132cm" fo:margin-bottom="0.212cm" loext:contextual-spacing="false" fo:line-height="142%" fo:text-align="start" style:justify-single-word="false" fo:orphans="2" fo:widows="2" fo:text-indent="0cm" style:auto-text-indent="false" fo:padding-left="0.265cm" fo:padding-right="0.529cm" fo:padding-top="0.132cm" fo:padding-bottom="0.132cm" fo:border="0.06pt solid #cccccc"/>
      <style:text-properties fo:color="#ffffff" style:font-name="Menlo" fo:font-size="17.25pt" fo:letter-spacing="normal" fo:font-style="italic" fo:font-weight="normal"/>
    </style:style>
    <style:style style:name="P16" style:family="paragraph" style:parent-style-name="Preformatted_20_Text">
      <style:text-properties officeooo:rsid="00116c98" officeooo:paragraph-rsid="00116c98"/>
    </style:style>
    <style:style style:name="P17" style:family="paragraph" style:parent-style-name="Preformatted_20_Text">
      <style:text-properties officeooo:paragraph-rsid="00116c98"/>
    </style:style>
    <style:style style:name="P18" style:family="paragraph" style:parent-style-name="Preformatted_20_Text">
      <style:text-properties officeooo:rsid="001a6b98" officeooo:paragraph-rsid="001a6b98"/>
    </style:style>
    <style:style style:name="P19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paragraph-rsid="0020a095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16c98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3dfa2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20a095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22007c"/>
    </style:style>
    <style:style style:name="P25" style:family="paragraph" style:parent-style-name="Text_20_body">
      <style:text-properties officeooo:rsid="00146a5e" officeooo:paragraph-rsid="00146a5e"/>
    </style:style>
    <style:style style:name="P26" style:family="paragraph" style:parent-style-name="Text_20_body">
      <style:text-properties officeooo:rsid="00146a5e" officeooo:paragraph-rsid="001639b9"/>
    </style:style>
    <style:style style:name="P27" style:family="paragraph" style:parent-style-name="Text_20_body">
      <style:text-properties officeooo:rsid="001639b9" officeooo:paragraph-rsid="001639b9"/>
    </style:style>
    <style:style style:name="P28" style:family="paragraph" style:parent-style-name="Text_20_body">
      <style:text-properties officeooo:rsid="00175412" officeooo:paragraph-rsid="00175412"/>
    </style:style>
    <style:style style:name="P29" style:family="paragraph" style:parent-style-name="Text_20_body">
      <style:text-properties officeooo:rsid="00197bfb" officeooo:paragraph-rsid="00197bfb"/>
    </style:style>
    <style:style style:name="P30" style:family="paragraph" style:parent-style-name="Text_20_body">
      <style:text-properties officeooo:rsid="001a6b98" officeooo:paragraph-rsid="001a6b98"/>
    </style:style>
    <style:style style:name="P31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 officeooo:rsid="001a6b98" officeooo:paragraph-rsid="001a6b98"/>
    </style:style>
    <style:style style:name="P3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a6b98" officeooo:paragraph-rsid="001a6b98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 officeooo:rsid="00252cfe" officeooo:paragraph-rsid="00252cfe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242729" style:font-name="Arial" fo:font-size="11.25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242729" style:font-name="Arial" fo:font-size="11.25pt" fo:letter-spacing="normal" fo:font-style="normal" fo:font-weight="normal" officeooo:rsid="00252cfe" officeooo:paragraph-rsid="00252cfe"/>
    </style:style>
    <style:style style:name="P38" style:family="paragraph" style:parent-style-name="Heading_20_1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39" style:family="paragraph" style:parent-style-name="Heading_20_1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5.75pt" fo:letter-spacing="normal" fo:font-style="normal" fo:font-weight="bold"/>
    </style:style>
    <style:style style:name="P40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 officeooo:rsid="00252cfe" officeooo:paragraph-rsid="00252cfe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11111" style:font-name="Consolas" fo:font-size="9.75pt" fo:letter-spacing="normal" fo:font-style="normal" fo:font-weight="normal" officeooo:rsid="0033479f" fo:background-color="#eff0f1" loext:char-shading-value="0" loext:padding="0cm" loext:border="none"/>
    </style:style>
    <style:style style:name="T2" style:family="text">
      <style:text-properties fo:font-variant="normal" fo:text-transform="none" fo:color="#111111" style:font-name="Consolas" fo:font-size="9.75pt" fo:letter-spacing="normal" fo:font-style="normal" fo:font-weight="normal" officeooo:rsid="0013dfa2" fo:background-color="#eff0f1" loext:char-shading-value="0" loext:padding="0cm" loext:border="none"/>
    </style:style>
    <style:style style:name="T3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111111" style:font-name="Consolas" fo:font-size="9.75pt" fo:letter-spacing="normal" fo:font-style="normal" fo:font-weight="normal" officeooo:rsid="0022007c" fo:background-color="#eff0f1" loext:char-shading-value="0" loext:padding="0cm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officeooo:rsid="00116c98" fo:background-color="transparent" loext:char-shading-value="0" loext:padding="0cm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bold" officeooo:rsid="00116c98" fo:background-color="transparent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3c373a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3c373a" style:font-name="myriadpro" fo:font-size="1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3c373a" style:font-name="myriadpro" fo:font-size="15pt" fo:letter-spacing="normal" fo:font-style="normal" fo:font-weight="bold" fo:background-color="transparent" loext:char-shading-value="0" loext:padding="0cm" loext:border="none"/>
    </style:style>
    <style:style style:name="T11" style:family="text">
      <style:text-properties fo:font-variant="normal" fo:text-transform="none" fo:color="#888888" style:font-name="Source Code Pro" fo:font-size="9.75pt" fo:letter-spacing="normal" fo:font-style="normal" fo:font-weight="bold" officeooo:rsid="00116c98" fo:background-color="transparent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13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1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16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7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18" style:family="text">
      <style:text-properties fo:font-variant="normal" fo:text-transform="none" fo:color="#858c93" style:font-name="Monospace" fo:font-size="10pt" fo:letter-spacing="normal" fo:font-style="normal" fo:font-weight="normal" fo:background-color="#e8f2fe" loext:char-shading-value="0" style:font-size-asian="10pt" loext:padding="0cm" loext:border="none"/>
    </style:style>
    <style:style style:name="T19" style:family="text">
      <style:text-properties fo:font-variant="normal" fo:text-transform="none" fo:color="#858c93" style:font-name="Monospace" fo:font-size="10pt" fo:letter-spacing="normal" fo:font-style="normal" fo:font-weight="normal" officeooo:rsid="001daacb" fo:background-color="#e8f2fe" loext:char-shading-value="0" style:font-size-asian="10pt" loext:padding="0cm" loext:border="none"/>
    </style:style>
    <style:style style:name="T20" style:family="text">
      <style:text-properties fo:font-variant="normal" fo:text-transform="none" fo:color="#1a1a1a" style:font-name="Montserrat" fo:font-size="10pt" fo:letter-spacing="normal" fo:font-style="normal" fo:font-weight="bold" fo:background-color="#e8f2fe" loext:char-shading-value="0" style:font-size-asian="10pt" loext:padding="0cm" loext:border="none"/>
    </style:style>
    <style:style style:name="T21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22" style:family="text">
      <style:text-properties fo:font-variant="normal" fo:text-transform="none" fo:color="#242729" style:font-name="Arial" fo:font-size="11.25pt" fo:letter-spacing="normal" fo:font-style="normal" fo:font-weight="normal" fo:background-color="#e8f2fe" loext:char-shading-value="0" style:font-size-asian="10pt" loext:padding="0cm" loext:border="none"/>
    </style:style>
    <style:style style:name="T23" style:family="text">
      <style:text-properties fo:font-variant="normal" fo:text-transform="none" fo:color="#242729" style:font-name="Arial" fo:font-size="15.75pt" fo:letter-spacing="normal" fo:font-style="normal" fo:font-weight="bold"/>
    </style:style>
    <style:style style:name="T24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25" style:family="text">
      <style:text-properties fo:font-variant="normal" fo:text-transform="none" fo:color="#242729" style:font-name="Consolas" fo:font-size="15.75pt" fo:letter-spacing="normal" fo:font-style="normal" fo:font-weight="bold" fo:background-color="#eff0f1" loext:char-shading-value="0" loext:padding="0cm" loext:border="none"/>
    </style:style>
    <style:style style:name="T26" style:family="text">
      <style:text-properties officeooo:rsid="00116c98"/>
    </style:style>
    <style:style style:name="T27" style:family="text">
      <style:text-properties officeooo:rsid="001b4274"/>
    </style:style>
    <style:style style:name="T28" style:family="text">
      <style:text-properties officeooo:rsid="001bb6f2"/>
    </style:style>
    <style:style style:name="T29" style:family="text">
      <style:text-properties fo:color="#111111" style:font-name="Consolas" fo:font-size="9.75pt" fo:background-color="#eff0f1" loext:char-shading-value="0" loext:padding="0cm" loext:border="none"/>
    </style:style>
    <style:style style:name="T30" style:family="text">
      <style:text-properties style:font-name="Consolas" fo:font-size="15.75pt" fo:font-weight="bold" fo:background-color="#eff0f1" loext:char-shading-value="0" loext:padding="0cm" loext:border="none"/>
    </style:style>
    <style:style style:name="T31" style:family="text">
      <style:text-properties fo:font-size="15.75pt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a xlink:type="simple" xlink:href="https://www.digitalocean.com/community/tutorials/how-to-install-and-use-postgresql-on-ubuntu-16-04" text:style-name="Internet_20_link" text:visited-style-name="Visited_20_Internet_20_Link"><text:span text:style-name="Source_20_Text"><text:span text:style-name="T2">https://www.digitalocean.com/community/tutorials/how-to-install-and-use-postgresql-on-ubuntu-16-04</text:span></text:span></text:a></text:p>
      <text:p text:style-name="P22"><text:span text:style-name="Source_20_Text"><text:span text:style-name="T2"/></text:span></text:p>
      <text:p text:style-name="P24"><text:span text:style-name="Source_20_Text"><text:span text:style-name="T4">INSTALL POSTGRES</text:span></text:span></text:p>
      <text:p text:style-name="P19"><text:span text:style-name="Source_20_Text"><text:span text:style-name="T29">sudo add-apt-repository "deb http://apt.postgresql.org/pub/repos/apt/ xenial-pgdg main"</text:span></text:span></text:p>
      <text:p text:style-name="P23"><text:span text:style-name="Source_20_Text"><text:span text:style-name="T3">wget --quiet -O - https://www.postgresql.org/media/keys/ACCC4CF8.asc | sudo apt-key add -</text:span></text:span></text:p>
      <text:p text:style-name="P23"><text:span text:style-name="Source_20_Text"><text:span text:style-name="T3">sudo apt-get update</text:span></text:span></text:p>
      <text:p text:style-name="P23"><text:span text:style-name="Source_20_Text"><text:span text:style-name="T3">sudo apt-get install postgresql-9.6</text:span></text:span></text:p>
      <text:p text:style-name="P23"><text:span text:style-name="Source_20_Text"><text:span text:style-name="T3"/></text:span></text:p>
      <text:p text:style-name="P24"><text:span text:style-name="Source_20_Text"><text:span text:style-name="T4">DELETE POSTGRES</text:span></text:span></text:p>
      <text:p text:style-name="P23"><text:span text:style-name="Source_20_Text"><text:span text:style-name="T3">sudo apt-get remove --purge postgresql-9.</text:span></text:span><text:span text:style-name="Source_20_Text"><text:span text:style-name="T1">6</text:span></text:span></text:p>
      <text:p text:style-name="P23"><text:span text:style-name="Source_20_Text"><text:span text:style-name="T1"/></text:span></text:p>
      <text:p text:style-name="P21"><text:span text:style-name="Source_20_Text"><text:span text:style-name="T1">Check cluster </text:span></text:span></text:p>
      <text:p text:style-name="P21"><text:span text:style-name="Source_20_Text"><text:span text:style-name="T1">&gt; pg_lscluster</text:span></text:span></text:p>
      <text:p text:style-name="P21"><text:span text:style-name="Source_20_Text"><text:span text:style-name="T1"/></text:span></text:p>
      <text:p text:style-name="P21"><text:span text:style-name="Source_20_Text"><text:span text:style-name="T1">On port problem or cluster down </text:span></text:span></text:p>
      <text:p text:style-name="P7"><text:span text:style-name="Source_20_Text"><text:span text:style-name="T1">&gt; netstat -nlp | grep 5432</text:span></text:span></text:p>
      <text:p text:style-name="P3"><text:span text:style-name="Source_20_Text"><text:span text:style-name="T5"/></text:span></text:p>
      <text:p text:style-name="P4"><text:span text:style-name="Source_20_Text"><text:span text:style-name="T6">&gt; </text:span></text:span><text:span text:style-name="Source_20_Text"><text:span text:style-name="T11">sudo service postgresql restart</text:span></text:span></text:p>
      <text:p text:style-name="P4"><text:span text:style-name="Source_20_Text"><text:span text:style-name="T7"/></text:span></text:p>
      <text:p text:style-name="P7"><text:span text:style-name="Source_20_Text"><text:span text:style-name="T11">&gt; sudo service postgresql start</text:span></text:span></text:p>
      <text:p text:style-name="P4"><text:span text:style-name="Source_20_Text"><text:span text:style-name="T6"/></text:span></text:p>
      <text:p text:style-name="P3"><text:span text:style-name="Source_20_Text"><text:span text:style-name="T5"/></text:span></text:p>
      <text:p text:style-name="P3"><text:span text:style-name="Source_20_Text"><text:span text:style-name="T9">server's </text:span></text:span><text:span text:style-name="Source_20_Text"><text:span text:style-name="Strong_20_Emphasis"><text:span text:style-name="T10">root</text:span></text:span></text:span><text:span text:style-name="Source_20_Text"><text:span text:style-name="T8"> </text:span></text:span><text:span text:style-name="Source_20_Text"><text:span text:style-name="T9">user:</text:span></text:span></text:p>
      <text:p text:style-name="P15">su - postgres</text:p>
      <text:p text:style-name="Preformatted_20_Text"><text:span text:style-name="Source_20_Text"><text:span text:style-name="T6">Create User with password</text:span></text:span></text:p>
      <text:p text:style-name="Preformatted_20_Text"><text:span text:style-name="Source_20_Text"/></text:p>
      <text:p text:style-name="Preformatted_20_Text"><text:span text:style-name="Source_20_Text">cre</text:span><text:span text:style-name="Source_20_Text"><text:span text:style-name="T26">ateuser –</text:span></text:span><text:span text:style-name="Source_20_Text">pwprompt</text:span></text:p>
      <text:p text:style-name="P17"><text:span text:style-name="Source_20_Text"><text:span text:style-name="T26">or</text:span></text:span></text:p>
      <text:p text:style-name="P17"><text:span text:style-name="Source_20_Text"><text:span text:style-name="T26">without password</text:span></text:span></text:p>
      <text:p text:style-name="P17"><text:span text:style-name="Source_20_Text">&gt; createuser --interactive</text:span></text:p>
      <text:p text:style-name="P17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15">dropuser <text:span text:style-name="T26">&lt;</text:span>username<text:span text:style-name="T26">&gt;</text:span></text:p>
      <text:p text:style-name="Standard"/>
      <text:p text:style-name="P1">Create <text:span text:style-name="T27">or Drop </text:span>Database <text:span text:style-name="T27">from useraccount</text:span></text:p>
      <text:p text:style-name="Standard"/>
      <text:p text:style-name="Preformatted_20_Text">createdb dbname</text:p>
      <text:p text:style-name="Standard"/>
      <text:p text:style-name="P1">drop &lt;dbname&gt;</text:p>
      <text:p text:style-name="P1"/>
      <text:p text:style-name="P2">Inside any other name <text:span text:style-name="T28">DB</text:span></text:p>
      <text:p text:style-name="P1"/>
      <text:p text:style-name="P16"><text:span text:style-name="Source_20_Text">&gt; sudo su - postgres</text:span></text:p>
      <text:p text:style-name="Text_20_body">You are now in the <text:span text:style-name="Emphasis">postgres</text:span> user account session, next we'll log into PostgreSQL itself using the psql CLI and change it's password:</text:p>
      <text:p text:style-name="Preformatted_20_Text"><text:span text:style-name="Source_20_Text">&gt; psql</text:span></text:p>
      <text:p text:style-name="P20"><text:span text:style-name="Source_20_Text">&gt; \password</text:span></text:p>
      <text:p text:style-name="Text_20_body">You'll be asked to provide a new password when the <text:span text:style-name="Emphasis">\password</text:span>command runs.</text:p>
      <text:p text:style-name="Text_20_body"><text:soft-page-break/>Keep in mind that psql is an interactive terminal for working with PostgreSQL. It's commands are somewhat different to what you might be used to:</text:p>
      <text:p text:style-name="Text_20_body">Here are a few examples:</text:p>
      <text:p text:style-name="Preformatted_20_Text"><text:span text:style-name="Source_20_Text">\password <text:s text:c="6"/>Change your password</text:span></text:p>
      <text:p text:style-name="Preformatted_20_Text"><text:span text:style-name="Source_20_Text">\q <text:s text:c="13"/>Exit psql</text:span></text:p>
      <text:p text:style-name="Preformatted_20_Text"><text:span text:style-name="Source_20_Text">\l <text:s text:c="13"/>List all databases accessible by the current account</text:span></text:p>
      <text:p text:style-name="Preformatted_20_Text"><text:span text:style-name="Source_20_Text">\du <text:s text:c="12"/>List roles</text:span></text:p>
      <text:p text:style-name="Preformatted_20_Text"><text:span text:style-name="Source_20_Text">\c &lt;db name&gt; <text:s text:c="3"/>Connect to a database</text:span></text:p>
      <text:p text:style-name="Preformatted_20_Text"><text:span text:style-name="Source_20_Text">\dt <text:s text:c="12"/>List all tables in a connected database</text:span></text:p>
      <text:p text:style-name="Preformatted_20_Text"><text:span text:style-name="Source_20_Text">\d &lt;table&gt; <text:s text:c="5"/>List columns in the selected table</text:span></text:p>
      <text:p text:style-name="P20"><text:span text:style-name="Source_20_Text">\conninfo <text:s text:c="6"/>Show information about your currect connection</text:span></text:p>
      <text:p text:style-name="Text_20_body"><text:line-break/></text:p>
      <text:p text:style-name="Text_20_body"/>
      <text:p text:style-name="P6"><text:span text:style-name="Source_20_Text"><text:span text:style-name="T12">ALTER</text:span></text:span><text:span text:style-name="Source_20_Text"><text:span text:style-name="T13"> </text:span></text:span><text:span text:style-name="Source_20_Text"><text:span text:style-name="T12">USER</text:span></text:span><text:span text:style-name="Source_20_Text"><text:span text:style-name="T13"> </text:span></text:span><text:span text:style-name="Source_20_Text"><text:span text:style-name="T14">postgres PASSWORD </text:span></text:span><text:span text:style-name="Source_20_Text"><text:span text:style-name="T16">'newPassword'</text:span></text:span><text:span text:style-name="Source_20_Text"><text:span text:style-name="T14">;</text:span></text:span></text:p>
      <text:p text:style-name="Text_20_body"/>
      <text:p text:style-name="P25">Get the List of relations</text:p>
      <text:p text:style-name="P25">\dt</text:p>
      <text:p text:style-name="P25">\d+</text:p>
      <text:p text:style-name="P25">Get Definition of the tables</text:p>
      <text:p text:style-name="P26">\d+ &lt;table_name&gt;</text:p>
      <text:p text:style-name="P27">more info use +</text:p>
      <text:p text:style-name="P25">\d+ &lt;table_name&gt;</text:p>
      <text:p text:style-name="P28">Run .sql scripts</text:p>
      <text:p text:style-name="P27">\i ‘path_to_.sql’</text:p>
      <text:p text:style-name="P27"/>
      <text:p text:style-name="P29">http://postgresguide.com/utilities/psql.html</text:p>
      <text:p text:style-name="P29"><text:a xlink:type="simple" xlink:href="https://courses.cs.washington.edu/courses/cse444/08au/postgresql-instructions.html" text:style-name="Internet_20_link" text:visited-style-name="Visited_20_Internet_20_Link">https://courses.cs.washington.edu/courses/cse444/08au/postgresql-instructions.html</text:a></text:p>
      <text:p text:style-name="P32"/>
      <text:p text:style-name="P30"/>
      <text:p text:style-name="P30">Check postgres version </text:p>
      <text:p text:style-name="P18"><text:span text:style-name="Source_20_Text"><text:span text:style-name="T12">SELECT</text:span></text:span><text:span text:style-name="Source_20_Text"><text:span text:style-name="T13"> </text:span></text:span><text:span text:style-name="Source_20_Text"><text:span text:style-name="T14">version();</text:span></text:span></text:p>
      <text:p text:style-name="P30"/>
      <text:p text:style-name="P30">postgres@sarathi114:~$ psql –version</text:p>
      <text:p text:style-name="P31">Server version:</text:p>
      <text:p text:style-name="P6"><text:span text:style-name="Source_20_Text"><text:span text:style-name="T14">pg_config </text:span></text:span><text:span text:style-name="Source_20_Text"><text:span text:style-name="T17">--version</text:span></text:span></text:p>
      <text:p text:style-name="P8">Client version:</text:p>
      <text:p text:style-name="P6"><text:soft-page-break/><text:span text:style-name="Source_20_Text"><text:span text:style-name="T14">psql –</text:span></text:span><text:span text:style-name="Source_20_Text"><text:span text:style-name="T17">version</text:span></text:span></text:p>
      <text:p text:style-name="P6"><text:span text:style-name="Source_20_Text"><text:span text:style-name="T17"/></text:span></text:p>
      <text:p text:style-name="P13"><text:span text:style-name="Source_20_Text"><text:span text:style-name="T17"/></text:span></text:p>
      <text:p text:style-name="P6"><text:span text:style-name="Source_20_Text"><text:span text:style-name="T17"/></text:span></text:p>
      <text:p text:style-name="P12"><text:span text:style-name="Source_20_Text"><text:span text:style-name="T20">PostgreSQL Doesn’t Support ‘FROM dual’</text:span></text:span></text:p>
      <text:p text:style-name="P3"><text:span text:style-name="Source_20_Text"><text:span text:style-name="T18"/></text:span></text:p>
      <text:p text:style-name="P3"><text:span text:style-name="Source_20_Text"><text:span text:style-name="T18"/></text:span></text:p>
      <text:p text:style-name="P11"><text:span text:style-name="Source_20_Text"><text:span text:style-name="T22">It's not consistent across vendors - Oracle, MySQL, and DB2 support dual:</text:span></text:span></text:p>
      <text:p text:style-name="P6"><text:span text:style-name="Source_20_Text"><text:span text:style-name="T12">SELECT</text:span></text:span><text:span text:style-name="Source_20_Text"><text:span text:style-name="T13"> </text:span></text:span><text:span text:style-name="Source_20_Text"><text:span text:style-name="T16">'Hello world'</text:span></text:span></text:p>
      <text:p text:style-name="P6"><text:span text:style-name="Source_20_Text"><text:span text:style-name="T15"><text:s text:c="2"/></text:span></text:span><text:span text:style-name="Source_20_Text"><text:span text:style-name="T12">FROM</text:span></text:span><text:span text:style-name="Source_20_Text"><text:span text:style-name="T13"> </text:span></text:span><text:span text:style-name="Source_20_Text"><text:span text:style-name="T14">DUAL</text:span></text:span></text:p>
      <text:p text:style-name="P11"><text:span text:style-name="T21">...while SQL Server, PostgreSQL, and SQLite don't require the </text:span><text:span text:style-name="Source_20_Text"><text:span text:style-name="T24">FROM DUAL</text:span></text:span><text:span text:style-name="T21">:</text:span></text:p>
      <text:p text:style-name="P6"><text:span text:style-name="Source_20_Text"><text:span text:style-name="T12">SELECT</text:span></text:span><text:span text:style-name="Source_20_Text"><text:span text:style-name="T13"> </text:span></text:span><text:span text:style-name="Source_20_Text"><text:span text:style-name="T16">'Hello world'</text:span></text:span></text:p>
      <text:p text:style-name="P8">MySQL does support both ways.</text:p>
      <text:p text:style-name="P14"/>
      <text:p text:style-name="P8"/>
      <text:p text:style-name="P10">Delete all Tables from a postgres database</text:p>
      <text:p text:style-name="P10"/>
      <text:p text:style-name="P8">You can write a query to generate a SQL script like this:</text:p>
      <text:p text:style-name="P6"><text:span text:style-name="Source_20_Text"><text:span text:style-name="T12">select</text:span></text:span><text:span text:style-name="Source_20_Text"><text:span text:style-name="T13"> </text:span></text:span><text:span text:style-name="Source_20_Text"><text:span text:style-name="T16">'drop table "'</text:span></text:span><text:span text:style-name="Source_20_Text"><text:span text:style-name="T13"> </text:span></text:span><text:span text:style-name="Source_20_Text"><text:span text:style-name="T14">||</text:span></text:span><text:span text:style-name="Source_20_Text"><text:span text:style-name="T13"> </text:span></text:span><text:span text:style-name="Source_20_Text"><text:span text:style-name="T14">tablename ||</text:span></text:span><text:span text:style-name="Source_20_Text"><text:span text:style-name="T13"> </text:span></text:span><text:span text:style-name="Source_20_Text"><text:span text:style-name="T16">'" cascade;'</text:span></text:span><text:span text:style-name="Source_20_Text"><text:span text:style-name="T13"> </text:span></text:span><text:span text:style-name="Source_20_Text"><text:span text:style-name="T12">from</text:span></text:span><text:span text:style-name="Source_20_Text"><text:span text:style-name="T13"> </text:span></text:span><text:span text:style-name="Source_20_Text"><text:span text:style-name="T14">pg_tables;</text:span></text:span></text:p>
      <text:p text:style-name="P8">Or:</text:p>
      <text:p text:style-name="P6"><text:span text:style-name="Source_20_Text"><text:span text:style-name="T12">select</text:span></text:span><text:span text:style-name="Source_20_Text"><text:span text:style-name="T13"> </text:span></text:span><text:span text:style-name="Source_20_Text"><text:span text:style-name="T16">'drop table if exists "'</text:span></text:span><text:span text:style-name="Source_20_Text"><text:span text:style-name="T13"> </text:span></text:span><text:span text:style-name="Source_20_Text"><text:span text:style-name="T14">||</text:span></text:span><text:span text:style-name="Source_20_Text"><text:span text:style-name="T13"> </text:span></text:span><text:span text:style-name="Source_20_Text"><text:span text:style-name="T14">tablename ||</text:span></text:span><text:span text:style-name="Source_20_Text"><text:span text:style-name="T13"> </text:span></text:span><text:span text:style-name="Source_20_Text"><text:span text:style-name="T16">'" cascade;'</text:span></text:span><text:span text:style-name="Source_20_Text"><text:span text:style-name="T13"> </text:span></text:span><text:span text:style-name="Source_20_Text"><text:span text:style-name="T12">from</text:span></text:span><text:span text:style-name="Source_20_Text"><text:span text:style-name="T13"> </text:span></text:span><text:span text:style-name="Source_20_Text"><text:span text:style-name="T14">pg_tables;</text:span></text:span></text:p>
      <text:p text:style-name="P8">In case some tables are automatically dropped due to cascade option in a previous sentence.</text:p>
      <text:p text:style-name="P8">Additionally, as stated in the comments, you might want to filter the tables you want to drop by schema name:</text:p>
      <text:p text:style-name="P6"><text:span text:style-name="Source_20_Text"><text:span text:style-name="T12">select</text:span></text:span><text:span text:style-name="Source_20_Text"><text:span text:style-name="T13"> </text:span></text:span><text:span text:style-name="Source_20_Text"><text:span text:style-name="T16">'drop table if exists "'</text:span></text:span><text:span text:style-name="Source_20_Text"><text:span text:style-name="T13"> </text:span></text:span><text:span text:style-name="Source_20_Text"><text:span text:style-name="T14">||</text:span></text:span><text:span text:style-name="Source_20_Text"><text:span text:style-name="T13"> </text:span></text:span><text:span text:style-name="Source_20_Text"><text:span text:style-name="T14">tablename ||</text:span></text:span><text:span text:style-name="Source_20_Text"><text:span text:style-name="T13"> </text:span></text:span><text:span text:style-name="Source_20_Text"><text:span text:style-name="T16">'" cascade;'</text:span></text:span><text:span text:style-name="Source_20_Text"><text:span text:style-name="T13"> </text:span></text:span></text:p>
      <text:p text:style-name="P6"><text:span text:style-name="Source_20_Text"><text:span text:style-name="T15"><text:s text:c="2"/></text:span></text:span><text:span text:style-name="Source_20_Text"><text:span text:style-name="T12">from</text:span></text:span><text:span text:style-name="Source_20_Text"><text:span text:style-name="T13"> </text:span></text:span><text:span text:style-name="Source_20_Text"><text:span text:style-name="T14">pg_tables</text:span></text:span></text:p>
      <text:p text:style-name="P6"><text:span text:style-name="Source_20_Text"><text:span text:style-name="T15"><text:s/></text:span></text:span><text:span text:style-name="Source_20_Text"><text:span text:style-name="T12">where</text:span></text:span><text:span text:style-name="Source_20_Text"><text:span text:style-name="T13"> </text:span></text:span><text:span text:style-name="Source_20_Text"><text:span text:style-name="T14">schemaname =</text:span></text:span><text:span text:style-name="Source_20_Text"><text:span text:style-name="T13"> </text:span></text:span><text:span text:style-name="Source_20_Text"><text:span text:style-name="T16">'public'</text:span></text:span><text:span text:style-name="Source_20_Text"><text:span text:style-name="T14">;</text:span></text:span><text:span text:style-name="Source_20_Text"><text:span text:style-name="T13"> </text:span></text:span><text:span text:style-name="Source_20_Text"><text:span text:style-name="T17">-- or any other schema</text:span></text:span></text:p>
      <text:p text:style-name="P8">And then run it.</text:p>
      <text:p text:style-name="P8">Glorious COPY+PASTE will also work.</text:p>
      <text:p text:style-name="P8"/>
      <text:p text:style-name="P14"/>
      <text:p text:style-name="P8"/>
      <text:p text:style-name="P9">Load a psql dump in gz format</text:p>
      <text:p text:style-name="P9">dropdb decisive</text:p>
      <text:p text:style-name="P9">createdb decisive</text:p>
      <text:p text:style-name="P9">psql -U postgres -d decisive &lt; /home/sarathi/Downloads/trained2.sql</text:p>
      <text:p text:style-name="P8"/>
      <text:p text:style-name="P14"/>
      <text:p text:style-name="P8"/>
      <text:p text:style-name="P34">Output to file</text:p>
      <text:p text:style-name="P34"/>
      <text:p text:style-name="P40"><text:span text:style-name="T31">1 </text:span><text:span text:style-name="Source_20_Text"><text:span text:style-name="T30">psql</text:span></text:span><text:span text:style-name="T31"> command</text:span></text:p>
      <text:p text:style-name="P11"><text:span text:style-name="Source_20_Text"><text:span text:style-name="T24">psql -d dbname -t -A -F"," -c "select * from users" &gt; output.csv</text:span></text:span></text:p>
      <text:p text:style-name="P11"><text:span text:style-name="T21">This has the big advantage that you can using it via SSH, like </text:span><text:span text:style-name="Source_20_Text"><text:span text:style-name="T24">ssh postgres@host command</text:span></text:span><text:span text:style-name="T21"> - enabling you to get</text:span></text:p>
      <text:p text:style-name="P38"><text:span text:style-name="T23">2 postgres </text:span><text:span text:style-name="Source_20_Text"><text:span text:style-name="T25">copy</text:span></text:span><text:span text:style-name="T23"> command</text:span></text:p>
      <text:p text:style-name="P11"><text:span text:style-name="Source_20_Text"><text:span text:style-name="T24">COPY (SELECT * from users) To '/tmp/output.csv' With CSV;</text:span></text:span></text:p>
      <text:p text:style-name="P39">3 psql interactive (or not)</text:p>
      <text:p text:style-name="P6"><text:span text:style-name="Source_20_Text"><text:span text:style-name="T14">&gt;psql dbname</text:span></text:span></text:p>
      <text:p text:style-name="P6"><text:soft-page-break/><text:span text:style-name="Source_20_Text"><text:span text:style-name="T14">psql&gt;\f </text:span></text:span><text:span text:style-name="Source_20_Text"><text:span text:style-name="T16">','</text:span></text:span></text:p>
      <text:p text:style-name="P6"><text:span text:style-name="Source_20_Text"><text:span text:style-name="T14">psql&gt;\a</text:span></text:span></text:p>
      <text:p text:style-name="P6"><text:span text:style-name="Source_20_Text"><text:span text:style-name="T14">psql&gt;\o </text:span></text:span><text:span text:style-name="Source_20_Text"><text:span text:style-name="T16">'/tmp/output.csv'</text:span></text:span></text:p>
      <text:p text:style-name="P6"><text:span text:style-name="Source_20_Text"><text:span text:style-name="T14">psql&gt;</text:span></text:span><text:span text:style-name="Source_20_Text"><text:span text:style-name="T12">SELECT</text:span></text:span><text:span text:style-name="Source_20_Text"><text:span text:style-name="T13"> </text:span></text:span><text:span text:style-name="Source_20_Text"><text:span text:style-name="T14">*</text:span></text:span><text:span text:style-name="Source_20_Text"><text:span text:style-name="T13"> </text:span></text:span><text:span text:style-name="Source_20_Text"><text:span text:style-name="T12">from</text:span></text:span><text:span text:style-name="Source_20_Text"><text:span text:style-name="T13"> </text:span></text:span><text:span text:style-name="Source_20_Text"><text:span text:style-name="T14">users;</text:span></text:span></text:p>
      <text:p text:style-name="P6"><text:span text:style-name="Source_20_Text"><text:span text:style-name="T14">psql&gt;\q</text:span></text:span></text:p>
      <text:p text:style-name="P8">All of them can be used in scripts, but I prefer #1.</text:p>
      <text:p text:style-name="P39">4 pgadmin but that's not scriptable.</text:p>
      <text:p text:style-name="P34"/>
      <text:p text:style-name="P37"/>
      <text:p text:style-name="P34"/>
      <text:p text:style-name="P34"/>
      <text:p text:style-name="P5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Monospace" svg:font-family="Monospace"/>
    <style:font-face style:name="Montserrat" svg:font-family="Montserrat, 'Helvetica Neue', sans-serif"/>
    <style:font-face style:name="SFMono-Regular" svg:font-family="SFMono-Regular, Consolas, 'Liberation Mono', Menlo, Courier, monospace"/>
    <style:font-face style:name="Source Code Pro" svg:font-family="'Source Code Pro', 'Andale Mono WT', 'Andale Mono', 'Lucida Console', 'Lucida Sans Typewriter', 'DejaVu Sans Mono', 'Bitstream Vera Sans Mono', 'Liberation Mono', 'Nimbus Mono L', Monaco, 'Courier New'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yriadpro" svg:font-family="myriadpr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3:42:36.720430927</meta:creation-date>
    <meta:generator>LibreOffice/5.1.6.2$Linux_X86_64 LibreOffice_project/10m0$Build-2</meta:generator>
    <dc:date>2018-09-18T12:26:40.905760769</dc:date>
    <meta:editing-duration>PT4H37M10S</meta:editing-duration>
    <meta:editing-cycles>21</meta:editing-cycles>
    <meta:document-statistic meta:table-count="0" meta:image-count="0" meta:object-count="0" meta:page-count="4" meta:paragraph-count="99" meta:word-count="526" meta:character-count="3499" meta:non-whitespace-character-count="2995"/>
  </office:meta>
</office:document-meta>
</file>